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614cm" style:rel-column-width="6222*"/>
    </style:style>
    <style:style style:name="Table1.B" style:family="table-column">
      <style:table-column-properties style:column-width="3.043cm" style:rel-column-width="11730*"/>
    </style:style>
    <style:style style:name="Table1.C" style:family="table-column">
      <style:table-column-properties style:column-width="10.028cm" style:rel-column-width="38660*"/>
    </style:style>
    <style:style style:name="Table1.D" style:family="table-column">
      <style:table-column-properties style:column-width="2.314cm" style:rel-column-width="8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 style:list-style-name="L8"/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 style:list-style-name="L9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Heading_20_1" style:list-style-name="L1"/>
    <style:style style:name="P10" style:family="paragraph" style:parent-style-name="Heading_20_1" style:list-style-name="L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estkonzept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9. Oktober 2009</text:p>
      <text:p text:style-name="P1"/>
      <text:p text:style-name="P1"><text:line-break/>Version 0.1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2">Inhaltsverzeichnis</text:p>
          </text:index-title>
          <text:p text:style-name="P11">1.Testumgebung<text:tab/>3</text:p>
          <text:p text:style-name="P11">2.Testszenarien / Testfälle<text:tab/>3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B2" office:value-type="date" office:date-value="2009-10-09">
            <text:p text:style-name="Table_20_Contents">09.10.09</text:p>
          </table:table-cell>
          <table:table-cell table:style-name="Table1.A2" office:value-type="string">
            <text:p text:style-name="Table_20_Contents">Erstellung des Testkonzepts</text:p>
          </table:table-cell>
          <table:table-cell table:style-name="Table1.D2" office:value-type="string">
            <text:p text:style-name="Table_20_Contents">Anzinger Hahn</text:p>
          </table:table-cell>
        </table:table-row>
      </table:table>
      <text:p text:style-name="Text_20_body"/>
      <text:list xml:id="list999237819" text:style-name="L1">
        <text:list-item>
          <text:h text:style-name="P10" text:outline-level="1" text:restart-numbering="true" text:start-value="-1">Testumgebung</text:h>
        </text:list-item>
      </text:list>
      <text:p text:style-name="Text_20_body"><text:span text:style-name="T2">Bei der Entwicklungsumgebung wurde darauf geachtet, dass nur OpenSouce Software verwendet wird</text:span></text:p>
      <text:list xml:id="list407782769" text:style-name="L9">
        <text:list-item>
          <text:p text:style-name="P8">Software</text:p>
          <text:list>
            <text:list-item>
              <text:p text:style-name="P7">Mozilla Firefox 3.x</text:p>
            </text:list-item>
            <text:list-item>
              <text:p text:style-name="P7">Fuzzing Tools für destruktives Testen</text:p>
            </text:list-item>
          </text:list>
        </text:list-item>
        <text:list-item>
          <text:p text:style-name="P7">Hardware</text:p>
          <text:list>
            <text:list-item>
              <text:p text:style-name="P7">Luminary Micro LM3S8962 Evaluation Kit</text:p>
            </text:list-item>
            <text:list-item>
              <text:p text:style-name="P7">Luminary Micro RDK-IDM-L35</text:p>
            </text:list-item>
            <text:list-item>
              <text:p text:style-name="P7">microSD Karte</text:p>
            </text:list-item>
          </text:list>
        </text:list-item>
      </text:list>
      <text:list xml:id="list1109515034" text:continue-list="list999237819" text:style-name="L1">
        <text:list-item>
          <text:h text:style-name="P9" text:outline-level="1"><text:bookmark-start text:name="_Toc183831919"/>Testszenarien / Testfälle<text:bookmark-end text:name="_Toc183831919"/></text:h>
        </text:list-item>
      </text:list>
      <text:list xml:id="list839796736" text:style-name="L8">
        <text:list-item>
          <text:p text:style-name="P5">Konstruktives Testen</text:p>
          <text:list>
            <text:list-item>
              <text:p text:style-name="P5">1 Benutzer verbindet sich zum Webserver</text:p>
            </text:list-item>
            <text:list-item>
              <text:p text:style-name="P5">1 Benutzer sieht sich Daten an</text:p>
            </text:list-item>
            <text:list-item>
              <text:p text:style-name="P5">1 Benutzer verändert Parameter</text:p>
            </text:list-item>
          </text:list>
        </text:list-item>
        <text:list-item>
          <text:p text:style-name="P5">Destruktives Testen</text:p>
          <text:list>
            <text:list-item>
              <text:p text:style-name="P5">Bombadieren des Webservers mit Invaliden Requests</text:p>
              <text:list>
                <text:list-item>
                  <text:p text:style-name="P5">Durch dieses Testen darf an der Steuerung nichts geändert werden</text:p>
                </text:list-item>
              </text:list>
            </text:list-item>
            <text:list-item>
              <text:p text:style-name="P5">Invaliede Werte in das Interface eingeben</text:p>
              <text:list>
                <text:list-item>
                  <text:p text:style-name="P5">Das Interface muss mit Fehlermeldungen gegensteuern</text:p>
                </text:list-item>
              </text:list>
            </text:list-item>
            <text:list-item>
              <text:p text:style-name="P5">Seiten mit gefälschten GET-Parametern aufrufen</text:p>
              <text:list>
                <text:list-item>
                  <text:p text:style-name="P5">Dadurch darf die Einstellung der Maschine nicht geändert werden.</text:p>
                </text:list-item>
              </text:list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/>
      <style:text-properties fo:color="#000000" fo:font-size="18pt" fo:letter-spacing="0.009cm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flichtenheft: Universelle Maschinensteuerung mit Webinterface<text:tab/><text:date style:data-style-name="N37" text:date-value="2009-09-18T13:13:18.99" text:fixed="true">18.09.09</text:date></text:p>
      </style:header>
      <style:footer>
        <text:p text:style-name="Footer">Anzinger Martin, Hahn Florian<text:tab/><text:tab/>Seite <text:page-number text:select-page="current">3</text:page-number> von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09-10-09T13:39:03</dc:date>
    <meta:editing-duration>PT02H47M46S</meta:editing-duration>
    <meta:editing-cycles>34</meta:editing-cycles>
    <meta:generator>OpenOffice.org/3.1$Unix OpenOffice.org_project/310m19$Build-9420</meta:generator>
    <dc:creator>Anzinger Martin</dc:creator>
    <meta:document-statistic meta:table-count="1" meta:image-count="0" meta:object-count="0" meta:page-count="3" meta:paragraph-count="41" meta:word-count="166" meta:character-count="113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passung an das aktuelle Besprechungsprotokoll" VL:creator="Anzinger Martin" dc:date-time="2009-09-22T22:31:14"/>
</VL:version-list>
</file>